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7c3" officeooo:paragraph-rsid="000847c3"/>
    </style:style>
    <style:style style:name="P2" style:family="paragraph" style:parent-style-name="Standard">
      <style:text-properties officeooo:rsid="000847c3" officeooo:paragraph-rsid="000a4d9a"/>
    </style:style>
    <style:style style:name="P3" style:family="paragraph" style:parent-style-name="Standard">
      <style:text-properties officeooo:rsid="0008daad" officeooo:paragraph-rsid="0008daad"/>
    </style:style>
    <style:style style:name="P4" style:family="paragraph" style:parent-style-name="Standard">
      <style:text-properties officeooo:rsid="000a4d9a" officeooo:paragraph-rsid="000a4d9a"/>
    </style:style>
    <style:style style:name="P5" style:family="paragraph" style:parent-style-name="Standard">
      <style:text-properties officeooo:rsid="000b59a0" officeooo:paragraph-rsid="000b59a0"/>
    </style:style>
    <style:style style:name="P6" style:family="paragraph" style:parent-style-name="Standard">
      <style:text-properties officeooo:rsid="000bf189" officeooo:paragraph-rsid="000bf189"/>
    </style:style>
    <style:style style:name="P7" style:family="paragraph" style:parent-style-name="Standard">
      <style:text-properties officeooo:rsid="000d417b" officeooo:paragraph-rsid="000d417b"/>
    </style:style>
    <style:style style:name="P8" style:family="paragraph" style:parent-style-name="Standard">
      <style:text-properties officeooo:rsid="000db612" officeooo:paragraph-rsid="000db612"/>
    </style:style>
    <style:style style:name="P9" style:family="paragraph" style:parent-style-name="Standard">
      <style:text-properties officeooo:rsid="000dca6c" officeooo:paragraph-rsid="000dca6c"/>
    </style:style>
    <style:style style:name="P10" style:family="paragraph" style:parent-style-name="Standard">
      <style:text-properties officeooo:rsid="000fa848" officeooo:paragraph-rsid="000fa848"/>
    </style:style>
    <style:style style:name="P11" style:family="paragraph" style:parent-style-name="Standard">
      <style:text-properties officeooo:rsid="00113d6b" officeooo:paragraph-rsid="00113d6b"/>
    </style:style>
    <style:style style:name="P12" style:family="paragraph" style:parent-style-name="Standard">
      <style:text-properties officeooo:rsid="00126abe" officeooo:paragraph-rsid="00126abe"/>
    </style:style>
    <style:style style:name="P13" style:family="paragraph" style:parent-style-name="Standard">
      <style:text-properties officeooo:rsid="0013a795" officeooo:paragraph-rsid="0013a795"/>
    </style:style>
    <style:style style:name="P14" style:family="paragraph" style:parent-style-name="Standard">
      <style:text-properties officeooo:rsid="0013eb78" officeooo:paragraph-rsid="0013eb78"/>
    </style:style>
    <style:style style:name="P15" style:family="paragraph" style:parent-style-name="Standard">
      <style:text-properties fo:font-weight="bold" officeooo:rsid="0013eb78" officeooo:paragraph-rsid="0013eb78" style:font-weight-asian="bold" style:font-weight-complex="bold"/>
    </style:style>
    <style:style style:name="P16" style:family="paragraph" style:parent-style-name="Standard">
      <style:text-properties fo:font-weight="normal" officeooo:rsid="0013eb78" officeooo:paragraph-rsid="0013eb78" style:font-weight-asian="normal" style:font-weight-complex="normal"/>
    </style:style>
    <style:style style:name="P17" style:family="paragraph" style:parent-style-name="Standard">
      <style:text-properties fo:font-weight="normal" officeooo:rsid="0014c140" officeooo:paragraph-rsid="0014c140" style:font-weight-asian="normal" style:font-weight-complex="normal"/>
    </style:style>
    <style:style style:name="P18" style:family="paragraph" style:parent-style-name="Standard">
      <style:text-properties fo:font-weight="normal" officeooo:rsid="0014daa7" officeooo:paragraph-rsid="0014daa7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8daad"/>
    </style:style>
    <style:style style:name="T3" style:family="text">
      <style:text-properties officeooo:rsid="000b59a0"/>
    </style:style>
    <style:style style:name="T4" style:family="text">
      <style:text-properties officeooo:rsid="000bf189"/>
    </style:style>
    <style:style style:name="T5" style:family="text">
      <style:text-properties officeooo:rsid="000db6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RO Hyperloop Feedback</text:p>
      <text:p text:style-name="P1">good intro. </text:p>
      <text:p text:style-name="P1">Overview needs more of what is it and how it works ona <text:s/>high level maybe?</text:p>
      <text:p text:style-name="P1">Good on rpice and stuff.</text:p>
      <text:p text:style-name="P1">Unecessary descriptors for equipment. Cool, highly efficinet?</text:p>
      <text:p text:style-name="P1"/>
      <text:p text:style-name="P1"/>
      <text:p text:style-name="P1">Pod has no bypass at low speeds. </text:p>
      <text:p text:style-name="P1">GOOD on scaled to high speed. Bypas plus trubomachinery. </text:p>
      <text:p text:style-name="P1"/>
      <text:p text:style-name="P1">Dean: </text:p>
      <text:p text:style-name="P1">good explanation of knatrowitz limit. Full breadth of spped. </text:p>
      <text:p text:style-name="P1"/>
      <text:p text:style-name="P1">Flow modified by even 0.2~ chage in chamfer</text:p>
      <text:p text:style-name="P1">good on realsitic model.</text:p>
      <text:p text:style-name="P1">Flow chocke at M=0.5</text:p>
      <text:p text:style-name="P1"/>
      <text:p text:style-name="P1"/>
      <text:p text:style-name="P1">ashely;</text:p>
      <text:p text:style-name="P1">wieght of the machine? </text:p>
      <text:p text:style-name="P1">Are the tanks going to be done from scratch?</text:p>
      <text:p text:style-name="P2">FEA from 3<text:span text:style-name="T1">rd</text:span> party was goo</text:p>
      <text:p text:style-name="P2">d. 23K cost.</text:p>
      <text:p text:style-name="P1"/>
      <text:p text:style-name="P1">Good tests on <text:span text:style-name="T2">sensor suite</text:span></text:p>
      <text:p text:style-name="P1"/>
      <text:p text:style-name="P3">52kg of compressed air? Most expensive is the carbon fiber tanks.</text:p>
      <text:p text:style-name="P3">Energy analysis on brakes? </text:p>
      <text:p text:style-name="P3"/>
      <text:p text:style-name="P3">Safety is an issue. More of it</text:p>
      <text:p text:style-name="P3">CFD is not correct just because its big and load. </text:p>
      <text:p text:style-name="P4">Talk about design requirements and then check which ones you got too.</text:p>
      <text:p text:style-name="P4"/>
      <text:p text:style-name="P4">Air Tanks. 2,25 Safety factor, test and destroy 2 for every 1 we purchase</text:p>
      <text:p text:style-name="P4">make it really clear that yours work.</text:p>
      <text:p text:style-name="P4"/>
      <text:p text:style-name="P4">Contrast to maglev? <text:span text:style-name="T3">To innovation.</text:span></text:p>
      <text:p text:style-name="P4"/>
      <text:p text:style-name="P5">Most judges are team advisors. Third of them won't know. </text:p>
      <text:p text:style-name="P5">Address everything that spacex asked. We won't talk about everything but it is addressed in the actual design. </text:p>
      <text:p text:style-name="P5">Nasa glenn criticized for 1D isentropic but then they use it themselves</text:p>
      <text:p text:style-name="P5">verify and validate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ypass is unreasonable and just won't happen. Need to ditch the <text:s/>design. </text:p>
      <text:p text:style-name="P5">Based on isentropic contraction limits.? </text:p>
      <text:p text:style-name="P5">Negligible forces from shock waves? What is the case study analysis?show it. </text:p>
      <text:p text:style-name="P5">Concentrating on pipe walls?</text:p>
      <text:p text:style-name="P5">Tracks? <text:span text:style-name="T4">Concept drawings?</text:span></text:p>
      <text:p text:style-name="P6">I beam for rigidity</text:p>
      <text:p text:style-name="P6">talking to the board.</text:p>
      <text:p text:style-name="P6">I dont like the air bearings. </text:p>
      <text:p text:style-name="P6">Unecessary description of the brass coatings. I mbeams, concrete. </text:p>
      <text:p text:style-name="P6">Uncesseary equations. </text:p>
      <text:p text:style-name="P6">Automotive brochure? </text:p>
      <text:p text:style-name="P6">Compression energy? </text:p>
      <text:p text:style-name="P6">Too much detail on the starrotor compressor. Feels like a shameless plug of technology. </text:p>
      <text:p text:style-name="P6"/>
      <text:p text:style-name="P6">All parts have different styles. </text:p>
      <text:p text:style-name="P7">Greg is always bringing people up!</text:p>
      <text:p text:style-name="P7">Feasibility of test track pod? Air bearings can lift it up?<text:span text:style-name="T5">]</text:span>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yperwhoop:</text:p>
      <text:p text:style-name="P8">lots of cool visuals. Concentrating on ergonomics</text:p>
      <text:p text:style-name="P8">VERY cool visuals</text:p>
      <text:p text:style-name="P9">carbon fiber for skin. Airplane like fuselage, profile designs have no aero analysis works very well?</text:p>
      <text:p text:style-name="P9">Forces balance</text:p>
      <text:p text:style-name="P9">bypass system: </text:p>
      <text:p text:style-name="P9">lateral stability with lubrication theory? </text:p>
      <text:p text:style-name="P9">Thermal management, heat sources from compressor, lights, people. Cabin environment taken care of.</text:p>
      <text:p text:style-name="P9">Emergency braking brushed over. </text:p>
      <text:p text:style-name="P10">Comms too detailed. </text:p>
      <text:p text:style-name="P11">Velocity profile is different than what is shown. Pressure difference between front and back? Relative speeds are different. </text:p>
      <text:p text:style-name="P11"/>
      <text:p text:style-name="P11"/>
      <text:p text:style-name="P11"/>
      <text:p text:style-name="P11"/>
      <text:p text:style-name="P11"/>
      <text:p text:style-name="P11"/>
      <text:p text:style-name="P11">Aggieloop</text:p>
      <text:p text:style-name="P11">need statement. Guides and requirements addressed in the very beginning.</text:p>
      <text:p text:style-name="P12">Refined slides.</text:p>
      <text:p text:style-name="P12">Tube constraints on cfd?</text:p>
      <text:p text:style-name="P12">Concentrating on test pod</text:p>
      <text:p text:style-name="P12">how do the wheels work?</text:p>
      <text:p text:style-name="P12">Similar to aero team</text:p>
      <text:p text:style-name="P12">scale down instead of scale up.</text:p>
      <text:p text:style-name="P12">Where are the sources of data? 4G stopping load</text:p>
      <text:p text:style-name="P12">10kW for power.</text:p>
      <text:p text:style-name="P13">Cost projections were are they? 2500Lb where does it go to? <text:s/></text:p>
      <text:p text:style-name="P11"/>
      <text:p text:style-name="P11"/>
      <text:p text:style-name="P14">Sfte </text:p>
      <text:p text:style-name="P14">very simple shell. No optimization happened. Rectangular frame for test pod. </text:p>
      <text:p text:style-name="P14">Lots of numbers on the slide</text:p>
      <text:p text:style-name="P15">thermal profile good.</text:p>
      <text:p text:style-name="P16">Focus on power system but no sizability studies presented.</text:p>
      <text:p text:style-name="P17">Why paper drawings??!</text:p>
      <text:p text:style-name="P18">halbach array is innovative</text:p>
      <text:p text:style-name="P18"/>
      <text:p text:style-name="P18"/>
      <text:p text:style-name="P18"/>
      <text:p text:style-name="P18"/>
      <text:p text:style-name="P17"/>
      <text:p text:style-name="P17"/>
      <text:p text:style-name="P16">Teams concentrate on the big pod and scale down. Aero is the only going the opposite way</text:p>
      <text:p text:style-name="P14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09:10.250273835</meta:creation-date>
    <dc:date>2016-01-22T17:14:20.582592330</dc:date>
    <meta:editing-duration>PT15M6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4" meta:paragraph-count="76" meta:word-count="503" meta:character-count="3068" meta:non-whitespace-character-count="2610"/>
  </office:meta>
</office:document-meta>
</file>